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56693" officeooo:paragraph-rsid="00156693"/>
    </style:style>
    <style:style style:name="P2" style:family="paragraph" style:parent-style-name="Standard">
      <style:text-properties officeooo:rsid="0014b1a7" officeooo:paragraph-rsid="0014b1a7"/>
    </style:style>
    <style:style style:name="P3" style:family="paragraph" style:parent-style-name="Standard">
      <style:text-properties officeooo:paragraph-rsid="00138431"/>
    </style:style>
    <style:style style:name="P4" style:family="paragraph" style:parent-style-name="Standard">
      <style:text-properties officeooo:rsid="000d6f3a" officeooo:paragraph-rsid="0015e112"/>
    </style:style>
    <style:style style:name="P5" style:family="paragraph" style:parent-style-name="Standard">
      <style:text-properties officeooo:rsid="000d6f3a" officeooo:paragraph-rsid="000d6f3a"/>
    </style:style>
    <style:style style:name="P6" style:family="paragraph" style:parent-style-name="Standard">
      <style:text-properties officeooo:rsid="000d068a" officeooo:paragraph-rsid="000d068a"/>
    </style:style>
    <style:style style:name="T1" style:family="text">
      <style:text-properties officeooo:rsid="000d6f3a"/>
    </style:style>
    <style:style style:name="T2" style:family="text">
      <style:text-properties officeooo:rsid="000f275a"/>
    </style:style>
    <style:style style:name="T3" style:family="text">
      <style:text-properties officeooo:rsid="0011527e"/>
    </style:style>
    <style:style style:name="T4" style:family="text">
      <style:text-properties officeooo:rsid="001312f0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 officeooo:rsid="0011527e"/>
    </style:style>
    <style:style style:name="T6" style:family="text">
      <style:text-properties fo:font-variant="normal" fo:text-transform="none" fo:color="#374151" loext:opacity="100%" style:font-name="S hne" fo:font-size="12pt" fo:letter-spacing="normal" fo:font-style="normal" fo:font-weight="normal" officeooo:rsid="00138431"/>
    </style:style>
    <style:style style:name="T7" style:family="text">
      <style:text-properties officeooo:rsid="00138431"/>
    </style:style>
    <style:style style:name="T8" style:family="text">
      <style:text-properties officeooo:rsid="0014b1a7"/>
    </style:style>
    <style:style style:name="T9" style:family="text">
      <style:text-properties officeooo:rsid="00156693"/>
    </style:style>
    <style:style style:name="T10" style:family="text">
      <style:text-properties officeooo:rsid="0015e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 cenário atual, cada vez mais, as empresas se desenvolvem através da informação. Dados, que são coletados de diversas maneiras e em ambientes distintos fornecem mecanismos para que seja construída a base de uma empresa de sucesso nesse século XXI.</text:p>
      <text:p text:style-name="P6">Como ferramenta<text:span text:style-name="T10">s</text:span> primordia<text:span text:style-name="T10">is</text:span>, estão os sistemas de banco de dados, que tem a capacidade de armazenar uma enorme quantidade de dados, além de prover recursos para que sejam facilmente alterados, recuperados ou excluídos.</text:p>
      <text:p text:style-name="P6">São inúmeras as ferramentas que estão à disposição de uma empresa para que seus dados sejam tratados de maneira eficiente e eficaz. <text:span text:style-name="T1">Entretanto,</text:span> depende da criatividade de cada um<text:span text:style-name="T1">a</text:span>, sobre qual ferramenta utilizar e como utilizá-la de modo a extrair o melhor de si, <text:span text:style-name="T1">a fim de</text:span> <text:span text:style-name="T1">obter</text:span> modelos de informações <text:span text:style-name="T1">e resultados </text:span>com excelência, <text:span text:style-name="T1">e através deles, possa se solidificar e consolidar no mercado atual.</text:span></text:p>
      <text:p text:style-name="P5">Um sistema de banco de dados pode ser adaptado de acordo com a necessidade específica de cada empresa. <text:span text:style-name="T8">Apesar</text:span> disso, para obter os melhores resultados, é necessário que a empresa seja estratégica e cirúrgica na manipulação dos dados. </text:p>
      <text:p text:style-name="P4">Inicialmente, deve ser realizado um planejamento sobre as necessidades da empresa, tipo de banco de dados e como esses dados serão estruturados. </text:p>
      <text:p text:style-name="P4">Os dados a serem armazenados devem ser criteriosamente def<text:span text:style-name="T2">inidos para que não falte nenhum dado importante e ao mesmo tempo não armazene dados irrelevantes que possam poluir o banco com informações desnecessárias e também consumir um certo custo computacional através dos recursos utilizados.</text:span></text:p>
      <text:p text:style-name="P3"><text:span text:style-name="T2">De posse dos dados, é possível </text:span><text:span text:style-name="T3">usar a estratégia para extrair as informações mais qualificadas. É nessa etapa que aparece o diferencial de cada empresa. </text:span><text:span text:style-name="T5">Uma estrutura bem projetada facilitará a recuperação e a análise dos dados relevantes para a tomada de decisão. </text:span><text:span text:style-name="T6">Entretanto, s</text:span><text:span text:style-name="T3">aber utilizar os dados a seu favor </text:span><text:span text:style-name="T8">e </text:span><text:span text:style-name="T3">obte</text:span><text:span text:style-name="T8">r</text:span><text:span text:style-name="T3"> os melhores resultados não é tarefa fácil, necessita estudo e conhecimento do negócio. </text:span><text:span text:style-name="T5">T</text:span><text:span text:style-name="T3">rata-se de dados valiosos e sendo utilizados de </text:span><text:span text:style-name="T7">maneira</text:span><text:span text:style-name="T4"> eficiente,</text:span><text:span text:style-name="T3"> podem alavancar os resultados da empresa, coloc</text:span><text:span text:style-name="T4">ando-a</text:span><text:span text:style-name="T3"> em um patamar cada vez mais alto, pois os dados </text:span><text:span text:style-name="T4">mostram todos os resultados, possibilitando a atuação do gestor de maneira cirúrgica na tomada de decisões.</text:span></text:p>
      <text:p text:style-name="P2">Além de armazenar e recuperar dados, as organizações devem se preocupar também com a segurança dos dados. Todas as informações coletadas e tratadas, não podem ficar vulneráveis a ataques hacker e a pessoas não autorizadas pela empresa. Com a criação e expansão da LGPD, as empresas detentoras de dados ficam inda mais responsáveis por essas informações, e devido a isso, devem se preocupar fortemente com a segurança. Portanto, os sistemas de banco de dados dispõem de mecanismos que fornecem segurança de acordo com o perfil de cada organização, de forma a atender as necessidades especifica de cada uma delas. Para isso, um sistema de banco de dados pode ser configurado para garantir que somente usuários autorizados e autenticados tenham acesso à informações relevantes e que estas <text:span text:style-name="T10">estejam</text:span> protegidas por criptografias e autenticaç<text:span text:style-name="T9">ões </text:span>adequadas.</text:p>
      <text:p text:style-name="P1">Outro fator importante é a escalabilidade, onde uma empresa possa expandir a quantidade de dados armazenados de acordo com o perfil do seu negócio, garantindo a eficiência <text:span text:style-name="T10">desde</text:span> pequenos <text:span text:style-name="T10">a</text:span> grandes volumes de dados. Isso garante que o sistema de banco de dados possa acompanhar o crescimento da empresa lidando com o aumento gradual no volume de dados sem comprometer o desempenho e disponibilidade dos <text:span text:style-name="T10">recursos</text:span>.</text:p>
      <text:p text:style-name="P1">Sendo assim, podemos concluir que um sistema de banco de dados tem um papel crucial para o crescimento de uma empresa, proporcionando a interação com diversos sistemas e API’s que exibirão gráficos, relatórios, e demais informações que <text:span text:style-name="T10">permitirão a recuperação eficiente dos dados, viabilizando uma análise mais precisa e segura para as tomadas de decisã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6:33:05.703000000</meta:creation-date>
    <dc:date>2023-08-31T20:02:33.610000000</dc:date>
    <meta:editing-duration>PT21M15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0" meta:word-count="605" meta:character-count="3839" meta:non-whitespace-character-count="3242"/>
  </office:meta>
</office:document-meta>
</file>